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Cyr" svg:font-family="'Arial Cyr'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65cm"/>
    </style:style>
    <style:style style:name="co2" style:family="table-column">
      <style:table-column-properties fo:break-before="auto" style:column-width="12.056cm"/>
    </style:style>
    <style:style style:name="co3" style:family="table-column">
      <style:table-column-properties fo:break-before="auto" style:column-width="1.773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rtl_5f_txt">
      <style:table-properties table:display="true" style:writing-mode="lr-tb"/>
    </style:style>
    <style:style style:name="ce1" style:family="table-cell" style:parent-style-name="Default" style:data-style-name="N0"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min-height="0.464cm" fo:min-width="0.054cm" fo:padding-top="0.13cm" fo:padding-bottom="0.13cm" fo:padding-left="0.25cm" fo:padding-right="0.25cm" fo:wrap-option="wrap" draw:shadow="hidden"/>
    </style:style>
    <style:style style:name="P1" style:family="paragraph">
      <style:paragraph-properties fo:text-align="start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rtl_tx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4" table:default-cell-style-name="ce2"/>
        <table:table-row table:style-name="ro1">
          <table:table-cell table:style-name="ce1" office:value-type="float" office:value="1973">
            <text:p>1973</text:p>
          </table:table-cell>
          <table:table-cell table:number-columns-repeated="255"/>
        </table:table-row>
        <table:table-row table:style-name="ro1">
          <table:table-cell office:value-type="string">
            <text:p>Slade</text:p>
          </table:table-cell>
          <table:table-cell office:value-type="string">
            <text:p>Gudbuy T' Jane </text:p>
          </table:table-cell>
          <table:table-cell table:number-columns-repeated="254"/>
        </table:table-row>
        <table:table-row table:style-name="ro1">
          <table:table-cell office:value-type="string">
            <text:p>Sweet</text:p>
          </table:table-cell>
          <table:table-cell office:value-type="string">
            <text:p>Block Buster! </text:p>
          </table:table-cell>
          <table:table-cell table:number-columns-repeated="254"/>
        </table:table-row>
        <table:table-row table:style-name="ro1">
          <table:table-cell office:value-type="string">
            <text:p>Gary Glitter</text:p>
          </table:table-cell>
          <table:table-cell office:value-type="string">
            <text:p>Do You Wanna Touch Me? (Oh Yeah!) </text:p>
          </table:table-cell>
          <table:table-cell table:number-columns-repeated="254"/>
        </table:table-row>
        <table:table-row table:style-name="ro1">
          <table:table-cell office:value-type="string">
            <text:p>Faces</text:p>
          </table:table-cell>
          <table:table-cell office:value-type="string">
            <text:p>Cindy Incidentally </text:p>
          </table:table-cell>
          <table:table-cell table:number-columns-repeated="254"/>
        </table:table-row>
        <table:table-row table:style-name="ro1">
          <table:table-cell office:value-type="string">
            <text:p>Slade</text:p>
          </table:table-cell>
          <table:table-cell office:value-type="string">
            <text:p>Cum On Feel The Noize </text:p>
          </table:table-cell>
          <table:table-cell table:number-columns-repeated="254"/>
        </table:table-row>
        <table:table-row table:style-name="ro1">
          <table:table-cell office:value-type="string">
            <text:p>Gary Glitter</text:p>
          </table:table-cell>
          <table:table-cell office:value-type="string">
            <text:p>Hello! Hello! I'm Back Again </text:p>
          </table:table-cell>
          <table:table-cell table:number-columns-repeated="254"/>
        </table:table-row>
        <table:table-row table:style-name="ro1">
          <table:table-cell office:value-type="string">
            <text:p>Sweet</text:p>
          </table:table-cell>
          <table:table-cell office:value-type="string">
            <text:p>Hell Raiser </text:p>
          </table:table-cell>
          <table:table-cell table:number-columns-repeated="254"/>
        </table:table-row>
        <table:table-row table:style-name="ro1">
          <table:table-cell office:value-type="string">
            <text:p>Suzi Quatro</text:p>
          </table:table-cell>
          <table:table-cell office:value-type="string">
            <text:p>Can The Can </text:p>
          </table:table-cell>
          <table:table-cell table:number-columns-repeated="254"/>
        </table:table-row>
        <table:table-row table:style-name="ro1">
          <table:table-cell office:value-type="string">
            <text:p>Slade </text:p>
          </table:table-cell>
          <table:table-cell office:value-type="string">
            <text:p>Skweeze Me, Pleeze Me </text:p>
          </table:table-cell>
          <table:table-cell table:number-columns-repeated="254"/>
        </table:table-row>
        <table:table-row table:style-name="ro1">
          <table:table-cell office:value-type="string">
            <text:p>Gary Glitter</text:p>
          </table:table-cell>
          <table:table-cell office:value-type="string">
            <text:p>I'm The Leader Of The Gang (I Am!) </text:p>
          </table:table-cell>
          <table:table-cell table:number-columns-repeated="254"/>
        </table:table-row>
        <table:table-row table:style-name="ro1">
          <table:table-cell office:value-type="string">
            <text:p>Suzi Quatro</text:p>
          </table:table-cell>
          <table:table-cell office:value-type="string">
            <text:p>48 Crash </text:p>
          </table:table-cell>
          <table:table-cell table:number-columns-repeated="254"/>
        </table:table-row>
        <table:table-row table:style-name="ro1">
          <table:table-cell office:value-type="string">
            <text:p>Rolling Stones</text:p>
          </table:table-cell>
          <table:table-cell office:value-type="string">
            <text:p>Angie </text:p>
          </table:table-cell>
          <table:table-cell table:number-columns-repeated="2"/>
          <table:table-cell>
            <draw:custom-shape table:end-cell-address="rtl_txt.F14" table:end-x="0.28cm" table:end-y="0.19cm" draw:z-index="0" draw:name="TextBox 1" draw:style-name="gr1" draw:text-style-name="P1" svg:width="0.554cm" svg:height="0.724cm" svg:x="1.491cm" svg:y="0.001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1"/>
        </table:table-row>
        <table:table-row table:style-name="ro1">
          <table:table-cell office:value-type="string">
            <text:p>Sweet </text:p>
          </table:table-cell>
          <table:table-cell office:value-type="string">
            <text:p>The Ballroom Blitz </text:p>
          </table:table-cell>
          <table:table-cell table:number-columns-repeated="254"/>
        </table:table-row>
        <table:table-row table:style-name="ro1">
          <table:table-cell office:value-type="string">
            <text:p>Bob Dylan </text:p>
          </table:table-cell>
          <table:table-cell office:value-type="string">
            <text:p>Knockin' On Heaven's Door </text:p>
          </table:table-cell>
          <table:table-cell table:number-columns-repeated="254"/>
        </table:table-row>
        <table:table-row table:style-name="ro1">
          <table:table-cell office:value-type="string">
            <text:p>Elton John</text:p>
          </table:table-cell>
          <table:table-cell office:value-type="string">
            <text:p>Goodbye Yellow Brick Road </text:p>
          </table:table-cell>
          <table:table-cell table:number-columns-repeated="254"/>
        </table:table-row>
        <table:table-row table:style-name="ro1">
          <table:table-cell office:value-type="string">
            <text:p>Mud </text:p>
          </table:table-cell>
          <table:table-cell office:value-type="string">
            <text:p>Dyna-Mite </text:p>
          </table:table-cell>
          <table:table-cell table:number-columns-repeated="254"/>
        </table:table-row>
        <table:table-row table:style-name="ro1">
          <table:table-cell office:value-type="string">
            <text:p>Gary Glitter</text:p>
          </table:table-cell>
          <table:table-cell office:value-type="string">
            <text:p>I Love You Love Me Love </text:p>
          </table:table-cell>
          <table:table-cell table:number-columns-repeated="254"/>
        </table:table-row>
        <table:table-row table:style-name="ro1">
          <table:table-cell office:value-type="string">
            <text:p>John Lennon</text:p>
          </table:table-cell>
          <table:table-cell office:value-type="string">
            <text:p>Mind Games </text:p>
          </table:table-cell>
          <table:table-cell table:number-columns-repeated="254"/>
        </table:table-row>
        <table:table-row table:style-name="ro1">
          <table:table-cell office:value-type="string">
            <text:p>Golden Earring </text:p>
          </table:table-cell>
          <table:table-cell office:value-type="string">
            <text:p>Radar Love </text:p>
          </table:table-cell>
          <table:table-cell table:number-columns-repeated="254"/>
        </table:table-row>
        <table:table-row table:style-name="ro1">
          <table:table-cell office:value-type="string">
            <text:p>Slade </text:p>
          </table:table-cell>
          <table:table-cell office:value-type="string">
            <text:p>Merry Xmas Everybody </text:p>
          </table:table-cell>
          <table:table-cell table:number-columns-repeated="254"/>
        </table:table-row>
        <table:table-row table:style-name="ro1">
          <table:table-cell office:value-type="string">
            <text:p>Leo Sayer</text:p>
          </table:table-cell>
          <table:table-cell office:value-type="string">
            <text:p>The Show Must Go On </text:p>
          </table:table-cell>
          <table:table-cell table:number-columns-repeated="254"/>
        </table:table-row>
        <table:table-row table:style-name="ro1">
          <table:table-cell office:value-type="string">
            <text:p>Stevie Wonder </text:p>
          </table:table-cell>
          <table:table-cell office:value-type="string">
            <text:p>Living For The City </text:p>
          </table:table-cell>
          <table:table-cell table:number-columns-repeated="254"/>
        </table:table-row>
        <table:table-row table:style-name="ro1">
          <table:table-cell table:style-name="ce3" office:value-type="float" office:value="1974">
            <text:p>1974</text:p>
          </table:table-cell>
          <table:table-cell table:number-columns-repeated="255"/>
        </table:table-row>
        <table:table-row table:style-name="ro1">
          <table:table-cell office:value-type="string">
            <text:p>Sweet </text:p>
          </table:table-cell>
          <table:table-cell office:value-type="string">
            <text:p>Teenage Rampage </text:p>
          </table:table-cell>
          <table:table-cell table:number-columns-repeated="254"/>
        </table:table-row>
        <table:table-row table:style-name="ro1">
          <table:table-cell office:value-type="string">
            <text:p>Mud</text:p>
          </table:table-cell>
          <table:table-cell office:value-type="string">
            <text:p>Tiger Feet </text:p>
          </table:table-cell>
          <table:table-cell table:number-columns-repeated="254"/>
        </table:table-row>
        <table:table-row table:style-name="ro1">
          <table:table-cell office:value-type="string">
            <text:p>Suzi Quatro</text:p>
          </table:table-cell>
          <table:table-cell office:value-type="string">
            <text:p>Devil Gate Drive </text:p>
          </table:table-cell>
          <table:table-cell table:number-columns-repeated="254"/>
        </table:table-row>
        <table:table-row table:style-name="ro1">
          <table:table-cell office:value-type="string">
            <text:p>Paper Lace</text:p>
          </table:table-cell>
          <table:table-cell office:value-type="string">
            <text:p>Billy Don't Be A Hero </text:p>
          </table:table-cell>
          <table:table-cell table:number-columns-repeated="254"/>
        </table:table-row>
        <table:table-row table:style-name="ro1">
          <table:table-cell office:value-type="string">
            <text:p>Wings</text:p>
          </table:table-cell>
          <table:table-cell office:value-type="string">
            <text:p>Jet </text:p>
          </table:table-cell>
          <table:table-cell table:number-columns-repeated="254"/>
        </table:table-row>
        <table:table-row table:style-name="ro1">
          <table:table-cell office:value-type="string">
            <text:p>Glitter Band</text:p>
          </table:table-cell>
          <table:table-cell office:value-type="string">
            <text:p>Angel Face </text:p>
          </table:table-cell>
          <table:table-cell table:number-columns-repeated="254"/>
        </table:table-row>
        <table:table-row table:style-name="ro1">
          <table:table-cell office:value-type="string">
            <text:p>Gary Glitter</text:p>
          </table:table-cell>
          <table:table-cell office:value-type="string">
            <text:p>Remember Me This Way </text:p>
          </table:table-cell>
          <table:table-cell table:number-columns-repeated="254"/>
        </table:table-row>
        <table:table-row table:style-name="ro1">
          <table:table-cell office:value-type="string">
            <text:p>Slade </text:p>
          </table:table-cell>
          <table:table-cell office:value-type="string">
            <text:p>Everyday </text:p>
          </table:table-cell>
          <table:table-cell table:number-columns-repeated="254"/>
        </table:table-row>
        <table:table-row table:style-name="ro1">
          <table:table-cell office:value-type="string">
            <text:p>Mud</text:p>
          </table:table-cell>
          <table:table-cell office:value-type="string">
            <text:p>The Cat Crept In </text:p>
          </table:table-cell>
          <table:table-cell table:number-columns-repeated="254"/>
        </table:table-row>
        <table:table-row table:style-name="ro1">
          <table:table-cell office:value-type="string">
            <text:p>Abba</text:p>
          </table:table-cell>
          <table:table-cell office:value-type="string">
            <text:p>Waterloo </text:p>
          </table:table-cell>
          <table:table-cell table:number-columns-repeated="254"/>
        </table:table-row>
        <table:table-row table:style-name="ro1">
          <table:table-cell office:value-type="string">
            <text:p>Rubettes</text:p>
          </table:table-cell>
          <table:table-cell office:value-type="string">
            <text:p>Sugar Baby Love </text:p>
          </table:table-cell>
          <table:table-cell table:number-columns-repeated="254"/>
        </table:table-row>
        <table:table-row table:style-name="ro1">
          <table:table-cell office:value-type="string">
            <text:p>Paper Lace</text:p>
          </table:table-cell>
          <table:table-cell office:value-type="string">
            <text:p>The Night Chicago Died </text:p>
          </table:table-cell>
          <table:table-cell table:number-columns-repeated="254"/>
        </table:table-row>
        <table:table-row table:style-name="ro1">
          <table:table-cell office:value-type="string">
            <text:p>Gary Glitter</text:p>
          </table:table-cell>
          <table:table-cell office:value-type="string">
            <text:p>Always Yours </text:p>
          </table:table-cell>
          <table:table-cell table:number-columns-repeated="254"/>
        </table:table-row>
        <table:table-row table:style-name="ro1">
          <table:table-cell office:value-type="string">
            <text:p>Leo Sayer</text:p>
          </table:table-cell>
          <table:table-cell office:value-type="string">
            <text:p>One Man Band </text:p>
          </table:table-cell>
          <table:table-cell table:number-columns-repeated="254"/>
        </table:table-row>
        <table:table-row table:style-name="ro1">
          <table:table-cell office:value-type="string">
            <text:p>Suzi Quatro</text:p>
          </table:table-cell>
          <table:table-cell office:value-type="string">
            <text:p>Too Big </text:p>
          </table:table-cell>
          <table:table-cell table:number-columns-repeated="254"/>
        </table:table-row>
        <table:table-row table:style-name="ro1">
          <table:table-cell office:value-type="string">
            <text:p>George McCrae</text:p>
          </table:table-cell>
          <table:table-cell office:value-type="string">
            <text:p>Rock Your Baby </text:p>
          </table:table-cell>
          <table:table-cell table:number-columns-repeated="254"/>
        </table:table-row>
        <table:table-row table:style-name="ro1">
          <table:table-cell office:value-type="string">
            <text:p>Mud</text:p>
          </table:table-cell>
          <table:table-cell office:value-type="string">
            <text:p>Rocket </text:p>
          </table:table-cell>
          <table:table-cell table:number-columns-repeated="254"/>
        </table:table-row>
        <table:table-row table:style-name="ro1">
          <table:table-cell office:value-type="string">
            <text:p>Hues Corporation</text:p>
          </table:table-cell>
          <table:table-cell office:value-type="string">
            <text:p>Rock The Boat </text:p>
          </table:table-cell>
          <table:table-cell table:number-columns-repeated="254"/>
        </table:table-row>
        <table:table-row table:style-name="ro1">
          <table:table-cell office:value-type="string">
            <text:p>Rolling Stones</text:p>
          </table:table-cell>
          <table:table-cell office:value-type="string">
            <text:p>It's Only Rock 'n' Roll </text:p>
          </table:table-cell>
          <table:table-cell table:number-columns-repeated="254"/>
        </table:table-row>
        <table:table-row table:style-name="ro1">
          <table:table-cell office:value-type="string">
            <text:p>Eric Clapton</text:p>
          </table:table-cell>
          <table:table-cell office:value-type="string">
            <text:p>I Shot The Sheriff </text:p>
          </table:table-cell>
          <table:table-cell table:number-columns-repeated="254"/>
        </table:table-row>
        <table:table-row table:style-name="ro1">
          <table:table-cell office:value-type="string">
            <text:p>Carl Douglas</text:p>
          </table:table-cell>
          <table:table-cell office:value-type="string">
            <text:p>Kung Fu Fighting </text:p>
          </table:table-cell>
          <table:table-cell table:number-columns-repeated="254"/>
        </table:table-row>
        <table:table-row table:style-name="ro1">
          <table:table-cell office:value-type="string">
            <text:p>Leo Sayer</text:p>
          </table:table-cell>
          <table:table-cell office:value-type="string">
            <text:p>Long Tall Glasses </text:p>
          </table:table-cell>
          <table:table-cell table:number-columns-repeated="254"/>
        </table:table-row>
        <table:table-row table:style-name="ro1">
          <table:table-cell office:value-type="string">
            <text:p>Slade</text:p>
          </table:table-cell>
          <table:table-cell office:value-type="string">
            <text:p>Far Far Away </text:p>
          </table:table-cell>
          <table:table-cell table:number-columns-repeated="254"/>
        </table:table-row>
        <table:table-row table:style-name="ro1">
          <table:table-cell office:value-type="string">
            <text:p>John Lennon</text:p>
          </table:table-cell>
          <table:table-cell office:value-type="string">
            <text:p>Whatever Gets You Thru' The Night </text:p>
          </table:table-cell>
          <table:table-cell table:number-columns-repeated="254"/>
        </table:table-row>
        <table:table-row table:style-name="ro1">
          <table:table-cell office:value-type="string">
            <text:p>Glitter Band</text:p>
          </table:table-cell>
          <table:table-cell office:value-type="string">
            <text:p>Let's Get Together Again </text:p>
          </table:table-cell>
          <table:table-cell table:number-columns-repeated="254"/>
        </table:table-row>
        <table:table-row table:style-name="ro1">
          <table:table-cell office:value-type="string">
            <text:p>Queen</text:p>
          </table:table-cell>
          <table:table-cell office:value-type="string">
            <text:p>Killer Queen </text:p>
          </table:table-cell>
          <table:table-cell table:number-columns-repeated="254"/>
        </table:table-row>
        <table:table-row table:style-name="ro1">
          <table:table-cell office:value-type="string">
            <text:p>Hues Corporation</text:p>
          </table:table-cell>
          <table:table-cell office:value-type="string">
            <text:p>Rockin' Soul </text:p>
          </table:table-cell>
          <table:table-cell table:number-columns-repeated="254"/>
        </table:table-row>
        <table:table-row table:style-name="ro1">
          <table:table-cell office:value-type="string">
            <text:p>Pilot</text:p>
          </table:table-cell>
          <table:table-cell office:value-type="string">
            <text:p>Magic </text:p>
          </table:table-cell>
          <table:table-cell table:number-columns-repeated="254"/>
        </table:table-row>
        <table:table-row table:style-name="ro1">
          <table:table-cell office:value-type="string">
            <text:p>Suzi Quatro </text:p>
          </table:table-cell>
          <table:table-cell office:value-type="string">
            <text:p>The Wild One </text:p>
          </table:table-cell>
          <table:table-cell table:number-columns-repeated="254"/>
        </table:table-row>
        <table:table-row table:style-name="ro1">
          <table:table-cell office:value-type="string">
            <text:p>Rubettes</text:p>
          </table:table-cell>
          <table:table-cell office:value-type="string">
            <text:p>Juke Box Jive </text:p>
          </table:table-cell>
          <table:table-cell table:number-columns-repeated="254"/>
        </table:table-row>
        <table:table-row table:style-name="ro1">
          <table:table-cell office:value-type="string">
            <text:p>Sweet</text:p>
          </table:table-cell>
          <table:table-cell office:value-type="string">
            <text:p>Turn It Down </text:p>
          </table:table-cell>
          <table:table-cell table:number-columns-repeated="254"/>
        </table:table-row>
        <table:table-row table:style-name="ro1">
          <table:table-cell office:value-type="string">
            <text:p>Gary Glitter</text:p>
          </table:table-cell>
          <table:table-cell office:value-type="string">
            <text:p>Oh Yes! You're Beautiful </text:p>
          </table:table-cell>
          <table:table-cell table:number-columns-repeated="254"/>
        </table:table-row>
        <table:table-row table:style-name="ro1">
          <table:table-cell office:value-type="string">
            <text:p>Ringo Starr</text:p>
          </table:table-cell>
          <table:table-cell office:value-type="string">
            <text:p>Only You </text:p>
          </table:table-cell>
          <table:table-cell table:number-columns-repeated="254"/>
        </table:table-row>
        <table:table-row table:style-name="ro1">
          <table:table-cell office:value-type="string">
            <text:p>Faces</text:p>
          </table:table-cell>
          <table:table-cell office:value-type="string">
            <text:p>You Can Make Me Dance, Sing Or Anything </text:p>
          </table:table-cell>
          <table:table-cell table:number-columns-repeated="254"/>
        </table:table-row>
        <table:table-row table:style-name="ro1">
          <table:table-cell office:value-type="string">
            <text:p>Status Quo</text:p>
          </table:table-cell>
          <table:table-cell office:value-type="string">
            <text:p>Down Down </text:p>
          </table:table-cell>
          <table:table-cell table:number-columns-repeated="254"/>
        </table:table-row>
        <table:table-row table:style-name="ro1">
          <table:table-cell office:value-type="string">
            <text:p>Carl Douglas</text:p>
          </table:table-cell>
          <table:table-cell office:value-type="string">
            <text:p>Dance The Kung Fu </text:p>
          </table:table-cell>
          <table:table-cell table:number-columns-repeated="254"/>
        </table:table-row>
        <table:table-row table:style-name="ro1">
          <table:table-cell office:value-type="string">
            <text:p>George Harrison</text:p>
          </table:table-cell>
          <table:table-cell office:value-type="string">
            <text:p>Ding Dong </text:p>
          </table:table-cell>
          <table:table-cell table:number-columns-repeated="254"/>
        </table:table-row>
        <table:table-row table:style-name="ro1">
          <table:table-cell table:style-name="ce4" office:value-type="float" office:value="1975">
            <text:p>1975</text:p>
          </table:table-cell>
          <table:table-cell table:number-columns-repeated="255"/>
        </table:table-row>
        <table:table-row table:style-name="ro1">
          <table:table-cell office:value-type="string">
            <text:p>Carpenters </text:p>
          </table:table-cell>
          <table:table-cell office:value-type="string">
            <text:p>Please Mr Postman </text:p>
          </table:table-cell>
          <table:table-cell table:number-columns-repeated="254"/>
        </table:table-row>
        <table:table-row table:style-name="ro1">
          <table:table-cell office:value-type="string">
            <text:p>Pilot</text:p>
          </table:table-cell>
          <table:table-cell office:value-type="string">
            <text:p>January </text:p>
          </table:table-cell>
          <table:table-cell table:number-columns-repeated="254"/>
        </table:table-row>
        <table:table-row table:style-name="ro1">
          <table:table-cell office:value-type="string">
            <text:p>Glitter Band</text:p>
          </table:table-cell>
          <table:table-cell office:value-type="string">
            <text:p>Goodbye My Love </text:p>
          </table:table-cell>
          <table:table-cell table:number-columns-repeated="254"/>
        </table:table-row>
        <table:table-row table:style-name="ro1">
          <table:table-cell office:value-type="string">
            <text:p>Mud</text:p>
          </table:table-cell>
          <table:table-cell office:value-type="string">
            <text:p>The Secrets That You Keep </text:p>
          </table:table-cell>
          <table:table-cell table:number-columns-repeated="254"/>
        </table:table-row>
        <table:table-row table:style-name="ro1">
          <table:table-cell office:value-type="string">
            <text:p>John Lennon</text:p>
          </table:table-cell>
          <table:table-cell office:value-type="string">
            <text:p># 9 Dream </text:p>
          </table:table-cell>
          <table:table-cell table:number-columns-repeated="254"/>
        </table:table-row>
        <table:table-row table:style-name="ro1">
          <table:table-cell office:value-type="string">
            <text:p>Slade</text:p>
          </table:table-cell>
          <table:table-cell office:value-type="string">
            <text:p>How Does It Feel </text:p>
          </table:table-cell>
          <table:table-cell table:number-columns-repeated="254"/>
        </table:table-row>
        <table:table-row table:style-name="ro1">
          <table:table-cell office:value-type="string">
            <text:p>Bay City Rollers</text:p>
          </table:table-cell>
          <table:table-cell office:value-type="string">
            <text:p>Bye Bye Baby </text:p>
          </table:table-cell>
          <table:table-cell table:number-columns-repeated="254"/>
        </table:table-row>
        <table:table-row table:style-name="ro1">
          <table:table-cell office:value-type="string">
            <text:p>Rubettes</text:p>
          </table:table-cell>
          <table:table-cell office:value-type="string">
            <text:p>I Can Do It </text:p>
          </table:table-cell>
          <table:table-cell table:number-columns-repeated="254"/>
        </table:table-row>
        <table:table-row table:style-name="ro1">
          <table:table-cell office:value-type="string">
            <text:p>Sweet</text:p>
          </table:table-cell>
          <table:table-cell office:value-type="string">
            <text:p>Fox On The Run </text:p>
          </table:table-cell>
          <table:table-cell table:number-columns-repeated="254"/>
        </table:table-row>
        <table:table-row table:style-name="ro1">
          <table:table-cell office:value-type="string">
            <text:p>Labelle</text:p>
          </table:table-cell>
          <table:table-cell office:value-type="string">
            <text:p>Lady Marmalade </text:p>
          </table:table-cell>
          <table:table-cell table:number-columns-repeated="254"/>
        </table:table-row>
        <table:table-row table:style-name="ro1">
          <table:table-cell office:value-type="string">
            <text:p>KC &amp; The Sunshine Band</text:p>
          </table:table-cell>
          <table:table-cell office:value-type="string">
            <text:p>Get Down Tonight </text:p>
          </table:table-cell>
          <table:table-cell table:number-columns-repeated="254"/>
        </table:table-row>
        <table:table-row table:style-name="ro1">
          <table:table-cell office:value-type="string">
            <text:p>Glitter Band</text:p>
          </table:table-cell>
          <table:table-cell office:value-type="string">
            <text:p>The Tears I Cried </text:p>
          </table:table-cell>
          <table:table-cell table:number-columns-repeated="254"/>
        </table:table-row>
        <table:table-row table:style-name="ro1">
          <table:table-cell office:value-type="string">
            <text:p>Mud</text:p>
          </table:table-cell>
          <table:table-cell office:value-type="string">
            <text:p>Oh Boy </text:p>
          </table:table-cell>
          <table:table-cell table:number-columns-repeated="254"/>
        </table:table-row>
        <table:table-row table:style-name="ro1">
          <table:table-cell office:value-type="string">
            <text:p>Pilot</text:p>
          </table:table-cell>
          <table:table-cell office:value-type="string">
            <text:p>Call Me Round </text:p>
          </table:table-cell>
          <table:table-cell table:number-columns-repeated="254"/>
        </table:table-row>
        <table:table-row table:style-name="ro1">
          <table:table-cell office:value-type="string">
            <text:p>Gary Glitter</text:p>
          </table:table-cell>
          <table:table-cell office:value-type="string">
            <text:p>Love Like You And Me </text:p>
          </table:table-cell>
          <table:table-cell table:number-columns-repeated="254"/>
        </table:table-row>
        <table:table-row table:style-name="ro1">
          <table:table-cell office:value-type="string">
            <text:p>Slade</text:p>
          </table:table-cell>
          <table:table-cell office:value-type="string">
            <text:p>Thanks For The Memory </text:p>
          </table:table-cell>
          <table:table-cell table:number-columns-repeated="254"/>
        </table:table-row>
        <table:table-row table:style-name="ro1">
          <table:table-cell office:value-type="string">
            <text:p>Status Quo</text:p>
          </table:table-cell>
          <table:table-cell office:value-type="string">
            <text:p>Roll Over Lay Down </text:p>
          </table:table-cell>
          <table:table-cell table:number-columns-repeated="254"/>
        </table:table-row>
        <table:table-row table:style-name="ro1">
          <table:table-cell office:value-type="string">
            <text:p>Gary Glitter</text:p>
          </table:table-cell>
          <table:table-cell office:value-type="string">
            <text:p>Doing Alright With The Boys </text:p>
          </table:table-cell>
          <table:table-cell table:number-columns-repeated="254"/>
        </table:table-row>
        <table:table-row table:style-name="ro1">
          <table:table-cell office:value-type="string">
            <text:p>Nazareth</text:p>
          </table:table-cell>
          <table:table-cell office:value-type="string">
            <text:p>My White Bicycle </text:p>
          </table:table-cell>
          <table:table-cell table:number-columns-repeated="254"/>
        </table:table-row>
        <table:table-row table:style-name="ro1">
          <table:table-cell office:value-type="string">
            <text:p>Gilbert O'Sullivan</text:p>
          </table:table-cell>
          <table:table-cell office:value-type="string">
            <text:p>I Don't Love You But I Think I Like You </text:p>
          </table:table-cell>
          <table:table-cell table:number-columns-repeated="254"/>
        </table:table-row>
        <table:table-row table:style-name="ro1">
          <table:table-cell office:value-type="string">
            <text:p>Mud</text:p>
          </table:table-cell>
          <table:table-cell office:value-type="string">
            <text:p>Moonshine Sally </text:p>
          </table:table-cell>
          <table:table-cell table:number-columns-repeated="254"/>
        </table:table-row>
        <table:table-row table:style-name="ro1">
          <table:table-cell office:value-type="string">
            <text:p>Rubettes</text:p>
          </table:table-cell>
          <table:table-cell office:value-type="string">
            <text:p>Foe-Dee-O-Dee </text:p>
          </table:table-cell>
          <table:table-cell table:number-columns-repeated="254"/>
        </table:table-row>
        <table:table-row table:style-name="ro1">
          <table:table-cell office:value-type="string">
            <text:p>Bay City Rollers</text:p>
          </table:table-cell>
          <table:table-cell office:value-type="string">
            <text:p>Give A Little Love </text:p>
          </table:table-cell>
          <table:table-cell table:number-columns-repeated="254"/>
        </table:table-row>
        <table:table-row table:style-name="ro1">
          <table:table-cell office:value-type="string">
            <text:p>The Sweet</text:p>
          </table:table-cell>
          <table:table-cell office:value-type="string">
            <text:p>Action </text:p>
          </table:table-cell>
          <table:table-cell table:number-columns-repeated="254"/>
        </table:table-row>
        <table:table-row table:style-name="ro1">
          <table:table-cell office:value-type="string">
            <text:p>The Captain &amp; Tennille</text:p>
          </table:table-cell>
          <table:table-cell office:value-type="string">
            <text:p>Love Will Keep us Together </text:p>
          </table:table-cell>
          <table:table-cell table:number-columns-repeated="254"/>
        </table:table-row>
        <table:table-row table:style-name="ro1">
          <table:table-cell office:value-type="string">
            <text:p>KC &amp; Sunshine Band</text:p>
          </table:table-cell>
          <table:table-cell office:value-type="string">
            <text:p>That's The Way (I Like It) </text:p>
          </table:table-cell>
          <table:table-cell table:number-columns-repeated="254"/>
        </table:table-row>
        <table:table-row table:style-name="ro1">
          <table:table-cell office:value-type="string">
            <text:p>Rod Stewart</text:p>
          </table:table-cell>
          <table:table-cell office:value-type="string">
            <text:p>Sailing </text:p>
          </table:table-cell>
          <table:table-cell table:number-columns-repeated="254"/>
        </table:table-row>
        <table:table-row table:style-name="ro1">
          <table:table-cell office:value-type="string">
            <text:p>Eric Clapton</text:p>
          </table:table-cell>
          <table:table-cell office:value-type="string">
            <text:p>Knockin' On Heaven's Door </text:p>
          </table:table-cell>
          <table:table-cell table:number-columns-repeated="254"/>
        </table:table-row>
        <table:table-row table:style-name="ro1">
          <table:table-cell office:value-type="string">
            <text:p>Procol Harum</text:p>
          </table:table-cell>
          <table:table-cell office:value-type="string">
            <text:p>Pandora's Box </text:p>
          </table:table-cell>
          <table:table-cell table:number-columns-repeated="254"/>
        </table:table-row>
        <table:table-row table:style-name="ro1">
          <table:table-cell office:value-type="string">
            <text:p>Chris Spedding</text:p>
          </table:table-cell>
          <table:table-cell office:value-type="string">
            <text:p>Motor Bikin' </text:p>
          </table:table-cell>
          <table:table-cell table:number-columns-repeated="254"/>
        </table:table-row>
        <table:table-row table:style-name="ro1">
          <table:table-cell office:value-type="string">
            <text:p>George Baker Selection</text:p>
          </table:table-cell>
          <table:table-cell office:value-type="string">
            <text:p>Paloma Blanca </text:p>
          </table:table-cell>
          <table:table-cell table:number-columns-repeated="254"/>
        </table:table-row>
        <table:table-row table:style-name="ro1">
          <table:table-cell office:value-type="string">
            <text:p>Mud </text:p>
          </table:table-cell>
          <table:table-cell office:value-type="string">
            <text:p>L' L' Lucy </text:p>
          </table:table-cell>
          <table:table-cell table:number-columns-repeated="254"/>
        </table:table-row>
        <table:table-row table:style-name="ro1">
          <table:table-cell office:value-type="string">
            <text:p>Pilot</text:p>
          </table:table-cell>
          <table:table-cell office:value-type="string">
            <text:p>Just A Smile </text:p>
          </table:table-cell>
          <table:table-cell table:number-columns-repeated="254"/>
        </table:table-row>
        <table:table-row table:style-name="ro1">
          <table:table-cell office:value-type="string">
            <text:p>Smokey</text:p>
          </table:table-cell>
          <table:table-cell office:value-type="string">
            <text:p>Don't Play Your Rock'n'Roll To Me </text:p>
          </table:table-cell>
          <table:table-cell table:number-columns-repeated="254"/>
        </table:table-row>
        <table:table-row table:style-name="ro1">
          <table:table-cell office:value-type="string">
            <text:p>Elton John</text:p>
          </table:table-cell>
          <table:table-cell office:value-type="string">
            <text:p>Island Girl </text:p>
          </table:table-cell>
          <table:table-cell table:number-columns-repeated="254"/>
        </table:table-row>
        <table:table-row table:style-name="ro1">
          <table:table-cell office:value-type="string">
            <text:p>Exciters</text:p>
          </table:table-cell>
          <table:table-cell office:value-type="string">
            <text:p>Reaching For The Best </text:p>
          </table:table-cell>
          <table:table-cell table:number-columns-repeated="254"/>
        </table:table-row>
        <table:table-row table:style-name="ro1">
          <table:table-cell office:value-type="string">
            <text:p>George Harrison</text:p>
          </table:table-cell>
          <table:table-cell office:value-type="string">
            <text:p>You </text:p>
          </table:table-cell>
          <table:table-cell table:number-columns-repeated="254"/>
        </table:table-row>
        <table:table-row table:style-name="ro1">
          <table:table-cell office:value-type="string">
            <text:p>George McCrae</text:p>
          </table:table-cell>
          <table:table-cell office:value-type="string">
            <text:p>I Ain't Lyin' </text:p>
          </table:table-cell>
          <table:table-cell table:number-columns-repeated="254"/>
        </table:table-row>
        <table:table-row table:style-name="ro1">
          <table:table-cell office:value-type="string">
            <text:p>John Lennon</text:p>
          </table:table-cell>
          <table:table-cell office:value-type="string">
            <text:p>Imagine </text:p>
          </table:table-cell>
          <table:table-cell table:number-columns-repeated="254"/>
        </table:table-row>
        <table:table-row table:style-name="ro1">
          <table:table-cell office:value-type="string">
            <text:p>Gary Glitter</text:p>
          </table:table-cell>
          <table:table-cell office:value-type="string">
            <text:p>Papa Oom Mow Mow </text:p>
          </table:table-cell>
          <table:table-cell table:number-columns-repeated="254"/>
        </table:table-row>
        <table:table-row table:style-name="ro1">
          <table:table-cell office:value-type="string">
            <text:p>Queen</text:p>
          </table:table-cell>
          <table:table-cell office:value-type="string">
            <text:p>Bohemian Rhapsody </text:p>
          </table:table-cell>
          <table:table-cell table:number-columns-repeated="254"/>
        </table:table-row>
        <table:table-row table:style-name="ro1">
          <table:table-cell office:value-type="string">
            <text:p>Rod Stewart</text:p>
          </table:table-cell>
          <table:table-cell office:value-type="string">
            <text:p>This Old Heart Of Mine </text:p>
          </table:table-cell>
          <table:table-cell table:number-columns-repeated="254"/>
        </table:table-row>
        <table:table-row table:style-name="ro1">
          <table:table-cell office:value-type="string">
            <text:p>Silver Convention</text:p>
          </table:table-cell>
          <table:table-cell office:value-type="string">
            <text:p>Fly Robin Fly </text:p>
          </table:table-cell>
          <table:table-cell table:number-columns-repeated="254"/>
        </table:table-row>
        <table:table-row table:style-name="ro1">
          <table:table-cell office:value-type="string">
            <text:p>Slade</text:p>
          </table:table-cell>
          <table:table-cell office:value-type="string">
            <text:p>In For A Penny </text:p>
          </table:table-cell>
          <table:table-cell table:number-columns-repeated="254"/>
        </table:table-row>
        <table:table-row table:style-name="ro1">
          <table:table-cell office:value-type="string">
            <text:p>Rubettes</text:p>
          </table:table-cell>
          <table:table-cell office:value-type="string">
            <text:p>Little Darling </text:p>
          </table:table-cell>
          <table:table-cell table:number-columns-repeated="254"/>
        </table:table-row>
        <table:table-row table:style-name="ro1">
          <table:table-cell office:value-type="string">
            <text:p>Mud</text:p>
          </table:table-cell>
          <table:table-cell office:value-type="string">
            <text:p>Show Me You're A Woman </text:p>
          </table:table-cell>
          <table:table-cell table:number-columns-repeated="254"/>
        </table:table-row>
        <table:table-row table:style-name="ro1">
          <table:table-cell office:value-type="string">
            <text:p>Sailor</text:p>
          </table:table-cell>
          <table:table-cell office:value-type="string">
            <text:p>A Glass Of Champagne </text:p>
          </table:table-cell>
          <table:table-cell table:number-columns-repeated="254"/>
        </table:table-row>
        <table:table-row table:style-name="ro1">
          <table:table-cell table:style-name="ce3" office:value-type="float" office:value="1976">
            <text:p>1976</text:p>
          </table:table-cell>
          <table:table-cell table:number-columns-repeated="255"/>
        </table:table-row>
        <table:table-row table:style-name="ro1">
          <table:table-cell office:value-type="string">
            <text:p>Barry White</text:p>
          </table:table-cell>
          <table:table-cell office:value-type="string">
            <text:p>Let The Music Play </text:p>
          </table:table-cell>
          <table:table-cell table:number-columns-repeated="254"/>
        </table:table-row>
        <table:table-row table:style-name="ro1">
          <table:table-cell office:value-type="string">
            <text:p>Donna Summer </text:p>
          </table:table-cell>
          <table:table-cell office:value-type="string">
            <text:p>Love To Love You Baby </text:p>
          </table:table-cell>
          <table:table-cell table:number-columns-repeated="254"/>
        </table:table-row>
        <table:table-row table:style-name="ro1">
          <table:table-cell office:value-type="string">
            <text:p>Slik</text:p>
          </table:table-cell>
          <table:table-cell office:value-type="string">
            <text:p>Forever And Ever </text:p>
          </table:table-cell>
          <table:table-cell table:number-columns-repeated="254"/>
        </table:table-row>
        <table:table-row table:style-name="ro1">
          <table:table-cell office:value-type="string">
            <text:p>Sweet</text:p>
          </table:table-cell>
          <table:table-cell office:value-type="string">
            <text:p>The Lies In Your Eyes </text:p>
          </table:table-cell>
          <table:table-cell table:number-columns-repeated="254"/>
        </table:table-row>
        <table:table-row table:style-name="ro1">
          <table:table-cell office:value-type="string">
            <text:p>Smokie</text:p>
          </table:table-cell>
          <table:table-cell office:value-type="string">
            <text:p>Something's Been Making Me Blue </text:p>
          </table:table-cell>
          <table:table-cell table:number-columns-repeated="254"/>
        </table:table-row>
        <table:table-row table:style-name="ro1">
          <table:table-cell office:value-type="string">
            <text:p>Status Quo </text:p>
          </table:table-cell>
          <table:table-cell office:value-type="string">
            <text:p>Rain </text:p>
          </table:table-cell>
          <table:table-cell table:number-columns-repeated="254"/>
        </table:table-row>
        <table:table-row table:style-name="ro1">
          <table:table-cell office:value-type="string">
            <text:p>John Miles</text:p>
          </table:table-cell>
          <table:table-cell office:value-type="string">
            <text:p>Music </text:p>
          </table:table-cell>
          <table:table-cell table:number-columns-repeated="254"/>
        </table:table-row>
        <table:table-row table:style-name="ro1">
          <table:table-cell office:value-type="string">
            <text:p>Sailor</text:p>
          </table:table-cell>
          <table:table-cell office:value-type="string">
            <text:p>Girls Girls Girls </text:p>
          </table:table-cell>
          <table:table-cell table:number-columns-repeated="254"/>
        </table:table-row>
        <table:table-row table:style-name="ro1">
          <table:table-cell office:value-type="string">
            <text:p>Bay City Rollers</text:p>
          </table:table-cell>
          <table:table-cell office:value-type="string">
            <text:p>Love Me Like I Love You </text:p>
          </table:table-cell>
          <table:table-cell table:number-columns-repeated="254"/>
        </table:table-row>
        <table:table-row table:style-name="ro1">
          <table:table-cell office:value-type="string">
            <text:p>Silver Convention</text:p>
          </table:table-cell>
          <table:table-cell office:value-type="string">
            <text:p>Get Up And Boogie </text:p>
          </table:table-cell>
          <table:table-cell table:number-columns-repeated="254"/>
        </table:table-row>
        <table:table-row table:style-name="ro1">
          <table:table-cell office:value-type="string">
            <text:p>Rolling Stones</text:p>
          </table:table-cell>
          <table:table-cell office:value-type="string">
            <text:p>Fool To Cry </text:p>
          </table:table-cell>
          <table:table-cell table:number-columns-repeated="254"/>
        </table:table-row>
        <table:table-row table:style-name="ro1">
          <table:table-cell office:value-type="string">
            <text:p>Wings</text:p>
          </table:table-cell>
          <table:table-cell office:value-type="string">
            <text:p>Silly Love Songs </text:p>
          </table:table-cell>
          <table:table-cell table:number-columns-repeated="254"/>
        </table:table-row>
        <table:table-row table:style-name="ro1">
          <table:table-cell office:value-type="string">
            <text:p>Slik </text:p>
          </table:table-cell>
          <table:table-cell office:value-type="string">
            <text:p>Requiem </text:p>
          </table:table-cell>
          <table:table-cell table:number-columns-repeated="254"/>
        </table:table-row>
        <table:table-row table:style-name="ro1">
          <table:table-cell office:value-type="string">
            <text:p>Mud</text:p>
          </table:table-cell>
          <table:table-cell office:value-type="string">
            <text:p>Shake It Down </text:p>
          </table:table-cell>
          <table:table-cell table:number-columns-repeated="254"/>
        </table:table-row>
        <table:table-row table:style-name="ro1">
          <table:table-cell office:value-type="string">
            <text:p>Donna Summer</text:p>
          </table:table-cell>
          <table:table-cell office:value-type="string">
            <text:p>Could It Be Magic </text:p>
          </table:table-cell>
          <table:table-cell table:number-columns-repeated="254"/>
        </table:table-row>
        <table:table-row table:style-name="ro1">
          <table:table-cell office:value-type="string">
            <text:p>T.Rex</text:p>
          </table:table-cell>
          <table:table-cell office:value-type="string">
            <text:p>I Love To Boogie </text:p>
          </table:table-cell>
          <table:table-cell table:number-columns-repeated="254"/>
        </table:table-row>
        <table:table-row table:style-name="ro1">
          <table:table-cell office:value-type="string">
            <text:p>Manhattans</text:p>
          </table:table-cell>
          <table:table-cell office:value-type="string">
            <text:p>Kiss And Say Goodbye </text:p>
          </table:table-cell>
          <table:table-cell table:number-columns-repeated="254"/>
        </table:table-row>
        <table:table-row table:style-name="ro1">
          <table:table-cell office:value-type="string">
            <text:p>Beach Boys</text:p>
          </table:table-cell>
          <table:table-cell office:value-type="string">
            <text:p>Good Vibrations </text:p>
          </table:table-cell>
          <table:table-cell table:number-columns-repeated="254"/>
        </table:table-row>
        <table:table-row table:style-name="ro1">
          <table:table-cell office:value-type="string">
            <text:p>KC &amp; Sunshine Band</text:p>
          </table:table-cell>
          <table:table-cell office:value-type="string">
            <text:p>(Shake, Shake, Shake) Shake Your Booty </text:p>
          </table:table-cell>
          <table:table-cell table:number-columns-repeated="254"/>
        </table:table-row>
        <table:table-row table:style-name="ro1">
          <table:table-cell office:value-type="string">
            <text:p>Wings</text:p>
          </table:table-cell>
          <table:table-cell office:value-type="string">
            <text:p>Let 'em In </text:p>
          </table:table-cell>
          <table:table-cell table:number-columns-repeated="254"/>
        </table:table-row>
        <table:table-row table:style-name="ro1">
          <table:table-cell office:value-type="string">
            <text:p>Bay City Rollers</text:p>
          </table:table-cell>
          <table:table-cell office:value-type="string">
            <text:p>I Only Want To Be With You </text:p>
          </table:table-cell>
          <table:table-cell table:number-columns-repeated="254"/>
        </table:table-row>
        <table:table-row table:style-name="ro1">
          <table:table-cell office:value-type="string">
            <text:p>Rod Stewart</text:p>
          </table:table-cell>
          <table:table-cell office:value-type="string">
            <text:p>Sailing </text:p>
          </table:table-cell>
          <table:table-cell table:number-columns-repeated="254"/>
        </table:table-row>
        <table:table-row table:style-name="ro1">
          <table:table-cell office:value-type="string">
            <text:p>Steve Miller Band</text:p>
          </table:table-cell>
          <table:table-cell office:value-type="string">
            <text:p>Rock'n Me </text:p>
          </table:table-cell>
          <table:table-cell table:number-columns-repeated="254"/>
        </table:table-row>
        <table:table-row table:style-name="ro1">
          <table:table-cell office:value-type="string">
            <text:p>Elton John</text:p>
          </table:table-cell>
          <table:table-cell office:value-type="string">
            <text:p>Sorry Seems To Be The Hardest Word </text:p>
          </table:table-cell>
          <table:table-cell table:number-columns-repeated="254"/>
        </table:table-row>
        <table:table-row table:style-name="ro1">
          <table:table-cell office:value-type="string">
            <text:p>Electric Light Orchestra</text:p>
          </table:table-cell>
          <table:table-cell office:value-type="string">
            <text:p>Livin' Thing </text:p>
          </table:table-cell>
          <table:table-cell table:number-columns-repeated="254"/>
        </table:table-row>
        <table:table-row table:style-name="ro1">
          <table:table-cell office:value-type="string">
            <text:p>Queen</text:p>
          </table:table-cell>
          <table:table-cell office:value-type="string">
            <text:p>Somebody To Love </text:p>
          </table:table-cell>
          <table:table-cell table:number-columns-repeated="254"/>
        </table:table-row>
        <table:table-row table:style-name="ro1">
          <table:table-cell office:value-type="string">
            <text:p>Mud</text:p>
          </table:table-cell>
          <table:table-cell office:value-type="string">
            <text:p>Lean On Me </text:p>
          </table:table-cell>
          <table:table-cell table:number-columns-repeated="254"/>
        </table:table-row>
        <table:table-row table:style-name="ro1">
          <table:table-cell office:value-type="string">
            <text:p>KC &amp; Sunshine Band</text:p>
          </table:table-cell>
          <table:table-cell office:value-type="string">
            <text:p>Keep It Comin' Love </text:p>
          </table:table-cell>
          <table:table-cell table:number-columns-repeated="254"/>
        </table:table-row>
        <table:table-row table:style-name="ro1">
          <table:table-cell table:style-name="ce1" office:value-type="float" office:value="1977">
            <text:p>1977</text:p>
          </table:table-cell>
          <table:table-cell table:number-columns-repeated="255"/>
        </table:table-row>
        <table:table-row table:style-name="ro1">
          <table:table-cell office:value-type="string">
            <text:p>Eagles</text:p>
          </table:table-cell>
          <table:table-cell office:value-type="string">
            <text:p>New Kid In Town </text:p>
          </table:table-cell>
          <table:table-cell table:number-columns-repeated="254"/>
        </table:table-row>
        <table:table-row table:style-name="ro1">
          <table:table-cell office:value-type="string">
            <text:p>Leo Sayer</text:p>
          </table:table-cell>
          <table:table-cell office:value-type="string">
            <text:p>When I Need You </text:p>
          </table:table-cell>
          <table:table-cell table:number-columns-repeated="254"/>
        </table:table-row>
        <table:table-row table:style-name="ro1">
          <table:table-cell office:value-type="string">
            <text:p>Slade</text:p>
          </table:table-cell>
          <table:table-cell office:value-type="string">
            <text:p>Gypsy Roadhog </text:p>
          </table:table-cell>
          <table:table-cell table:number-columns-repeated="254"/>
        </table:table-row>
        <table:table-row table:style-name="ro1">
          <table:table-cell office:value-type="string">
            <text:p>Showaddywaddy</text:p>
          </table:table-cell>
          <table:table-cell office:value-type="string">
            <text:p>When </text:p>
          </table:table-cell>
          <table:table-cell table:number-columns-repeated="254"/>
        </table:table-row>
        <table:table-row table:style-name="ro1">
          <table:table-cell office:value-type="string">
            <text:p>Smokie</text:p>
          </table:table-cell>
          <table:table-cell office:value-type="string">
            <text:p>Lay Back In The Arms Of Someone </text:p>
          </table:table-cell>
          <table:table-cell table:number-columns-repeated="254"/>
        </table:table-row>
        <table:table-row table:style-name="ro1">
          <table:table-cell office:value-type="string">
            <text:p>Stevie Wonder</text:p>
          </table:table-cell>
          <table:table-cell office:value-type="string">
            <text:p>Sir Duke </text:p>
          </table:table-cell>
          <table:table-cell table:number-columns-repeated="254"/>
        </table:table-row>
        <table:table-row table:style-name="ro1">
          <table:table-cell office:value-type="string">
            <text:p>Eagles</text:p>
          </table:table-cell>
          <table:table-cell office:value-type="string">
            <text:p>Hotel California </text:p>
          </table:table-cell>
          <table:table-cell table:number-columns-repeated="254"/>
        </table:table-row>
        <table:table-row table:style-name="ro1">
          <table:table-cell office:value-type="string">
            <text:p>KC &amp; Sunshine Band</text:p>
          </table:table-cell>
          <table:table-cell office:value-type="string">
            <text:p>I'm Your Boogie Man </text:p>
          </table:table-cell>
          <table:table-cell table:number-columns-repeated="254"/>
        </table:table-row>
        <table:table-row table:style-name="ro1">
          <table:table-cell office:value-type="string">
            <text:p>E.L.O.</text:p>
          </table:table-cell>
          <table:table-cell office:value-type="string">
            <text:p>Telephone Line </text:p>
          </table:table-cell>
          <table:table-cell table:number-columns-repeated="254"/>
        </table:table-row>
        <table:table-row table:style-name="ro1">
          <table:table-cell office:value-type="string">
            <text:p>John Miles</text:p>
          </table:table-cell>
          <table:table-cell office:value-type="string">
            <text:p>Slow Down </text:p>
          </table:table-cell>
          <table:table-cell table:number-columns-repeated="254"/>
        </table:table-row>
        <table:table-row table:style-name="ro1">
          <table:table-cell office:value-type="string">
            <text:p>Donna Summer</text:p>
          </table:table-cell>
          <table:table-cell office:value-type="string">
            <text:p>I Feel Love </text:p>
          </table:table-cell>
          <table:table-cell table:number-columns-repeated="254"/>
        </table:table-row>
        <table:table-row table:style-name="ro1">
          <table:table-cell office:value-type="string">
            <text:p>Space</text:p>
          </table:table-cell>
          <table:table-cell office:value-type="string">
            <text:p>Magic Fly </text:p>
          </table:table-cell>
          <table:table-cell table:number-columns-repeated="254"/>
        </table:table-row>
        <table:table-row table:style-name="ro1">
          <table:table-cell office:value-type="string">
            <text:p>Ram Jam</text:p>
          </table:table-cell>
          <table:table-cell office:value-type="string">
            <text:p>Black Betty </text:p>
          </table:table-cell>
          <table:table-cell table:number-columns-repeated="254"/>
        </table:table-row>
        <table:table-row table:style-name="ro1">
          <table:table-cell office:value-type="string">
            <text:p>Danny Mirror</text:p>
          </table:table-cell>
          <table:table-cell office:value-type="string">
            <text:p>I Remember Elvis Presley </text:p>
          </table:table-cell>
          <table:table-cell table:number-columns-repeated="254"/>
        </table:table-row>
        <table:table-row table:style-name="ro1">
          <table:table-cell office:value-type="string">
            <text:p>Baccara</text:p>
          </table:table-cell>
          <table:table-cell office:value-type="string">
            <text:p>Yes Sir I Can Boogie </text:p>
          </table:table-cell>
          <table:table-cell table:number-columns-repeated="254"/>
        </table:table-row>
        <table:table-row table:style-name="ro1">
          <table:table-cell office:value-type="string">
            <text:p>Golden Earring 'Live' </text:p>
          </table:table-cell>
          <table:table-cell office:value-type="string">
            <text:p>Radar Love </text:p>
          </table:table-cell>
          <table:table-cell table:number-columns-repeated="254"/>
        </table:table-row>
        <table:table-row table:style-name="ro1">
          <table:table-cell office:value-type="string">
            <text:p>Bonnie Tyler</text:p>
          </table:table-cell>
          <table:table-cell office:value-type="string">
            <text:p>It's A Heartache </text:p>
          </table:table-cell>
          <table:table-cell table:number-columns-repeated="254"/>
        </table:table-row>
        <table:table-row table:style-name="ro1">
          <table:table-cell office:value-type="string">
            <text:p>Carl Douglas</text:p>
          </table:table-cell>
          <table:table-cell office:value-type="string">
            <text:p>Run Back </text:p>
          </table:table-cell>
          <table:table-cell table:number-columns-repeated="254"/>
        </table:table-row>
        <table:table-row table:style-name="ro1">
          <table:table-cell office:value-type="string">
            <text:p>Donna Summer</text:p>
          </table:table-cell>
          <table:table-cell office:value-type="string">
            <text:p>I Love You </text:p>
          </table:table-cell>
          <table:table-cell table:number-columns-repeated="254"/>
        </table:table-row>
        <table:table-row table:style-name="ro1">
          <table:table-cell office:value-type="string">
            <text:p>Bob Marley &amp; The Wailers</text:p>
          </table:table-cell>
          <table:table-cell office:value-type="string">
            <text:p>Jamming </text:p>
          </table:table-cell>
          <table:table-cell table:number-columns-repeated="254"/>
        </table:table-row>
        <table:table-row table:style-name="ro1">
          <table:table-cell table:style-name="ce3" office:value-type="float" office:value="1978">
            <text:p>1978</text:p>
          </table:table-cell>
          <table:table-cell table:number-columns-repeated="255"/>
        </table:table-row>
        <table:table-row table:style-name="ro1">
          <table:table-cell office:value-type="string">
            <text:p>Baccara</text:p>
          </table:table-cell>
          <table:table-cell office:value-type="string">
            <text:p>Sorry I'm A Lady </text:p>
          </table:table-cell>
          <table:table-cell table:number-columns-repeated="254"/>
        </table:table-row>
        <table:table-row table:style-name="ro1">
          <table:table-cell office:value-type="string">
            <text:p>Bee Gees </text:p>
          </table:table-cell>
          <table:table-cell office:value-type="string">
            <text:p>Night Fever </text:p>
          </table:table-cell>
          <table:table-cell table:number-columns-repeated="254"/>
        </table:table-row>
        <table:table-row table:style-name="ro1">
          <table:table-cell office:value-type="string">
            <text:p>KC &amp; Sunshine Band </text:p>
          </table:table-cell>
          <table:table-cell office:value-type="string">
            <text:p>Boogie Shoes </text:p>
          </table:table-cell>
          <table:table-cell table:number-columns-repeated="254"/>
        </table:table-row>
        <table:table-row table:style-name="ro1">
          <table:table-cell office:value-type="string">
            <text:p>Blondie</text:p>
          </table:table-cell>
          <table:table-cell office:value-type="string">
            <text:p>(I'm Always Touched By Your) Presence Dear </text:p>
          </table:table-cell>
          <table:table-cell table:number-columns-repeated="254"/>
        </table:table-row>
        <table:table-row table:style-name="ro1">
          <table:table-cell office:value-type="string">
            <text:p>Sham 69</text:p>
          </table:table-cell>
          <table:table-cell office:value-type="string">
            <text:p>Angels With Dirty Faces </text:p>
          </table:table-cell>
          <table:table-cell table:number-columns-repeated="254"/>
        </table:table-row>
        <table:table-row table:style-name="ro1">
          <table:table-cell office:value-type="string">
            <text:p>KC &amp; Sunshine Band</text:p>
          </table:table-cell>
          <table:table-cell office:value-type="string">
            <text:p>It's The Same Old Song </text:p>
          </table:table-cell>
          <table:table-cell table:number-columns-repeated="254"/>
        </table:table-row>
        <table:table-row table:style-name="ro1">
          <table:table-cell office:value-type="string">
            <text:p>Carol Douglas</text:p>
          </table:table-cell>
          <table:table-cell office:value-type="string">
            <text:p>Night Fever </text:p>
          </table:table-cell>
          <table:table-cell table:number-columns-repeated="254"/>
        </table:table-row>
        <table:table-row table:style-name="ro1">
          <table:table-cell office:value-type="string">
            <text:p>Shakin' Stevens </text:p>
          </table:table-cell>
          <table:table-cell office:value-type="string">
            <text:p>Treat Her Right </text:p>
          </table:table-cell>
          <table:table-cell table:number-columns-repeated="254"/>
        </table:table-row>
        <table:table-row table:style-name="ro1">
          <table:table-cell office:value-type="string">
            <text:p>Yes</text:p>
          </table:table-cell>
          <table:table-cell office:value-type="string">
            <text:p>Don't Kill The Whale </text:p>
          </table:table-cell>
          <table:table-cell table:number-columns-repeated="254"/>
        </table:table-row>
        <table:table-row table:style-name="ro1">
          <table:table-cell office:value-type="string">
            <text:p>Rolling Stones</text:p>
          </table:table-cell>
          <table:table-cell office:value-type="string">
            <text:p>Respectable </text:p>
          </table:table-cell>
          <table:table-cell table:number-columns-repeated="254"/>
        </table:table-row>
        <table:table-row table:style-name="ro1">
          <table:table-cell office:value-type="string">
            <text:p>La Bionda </text:p>
          </table:table-cell>
          <table:table-cell office:value-type="string">
            <text:p>One For You One For Me </text:p>
          </table:table-cell>
          <table:table-cell table:number-columns-repeated="254"/>
        </table:table-row>
        <table:table-row table:style-name="ro1">
          <table:table-cell office:value-type="string">
            <text:p>Beatles</text:p>
          </table:table-cell>
          <table:table-cell office:value-type="string">
            <text:p>Sgt. Pepper's Lonely Hearts Club Band/With A Little Help From My Friends </text:p>
          </table:table-cell>
          <table:table-cell table:number-columns-repeated="254"/>
        </table:table-row>
        <table:table-row table:style-name="ro1">
          <table:table-cell office:value-type="string">
            <text:p>Elton John </text:p>
          </table:table-cell>
          <table:table-cell office:value-type="string">
            <text:p>Part Time Love </text:p>
          </table:table-cell>
          <table:table-cell table:number-columns-repeated="254"/>
        </table:table-row>
        <table:table-row table:style-name="ro1">
          <table:table-cell office:value-type="string">
            <text:p>Sham 69</text:p>
          </table:table-cell>
          <table:table-cell office:value-type="string">
            <text:p>Hurry Up Harry </text:p>
          </table:table-cell>
          <table:table-cell table:number-columns-repeated="254"/>
        </table:table-row>
        <table:table-row table:style-name="ro1">
          <table:table-cell office:value-type="string">
            <text:p>Queen</text:p>
          </table:table-cell>
          <table:table-cell office:value-type="string">
            <text:p>Bicycle Race </text:p>
          </table:table-cell>
          <table:table-cell table:number-columns-repeated="254"/>
        </table:table-row>
        <table:table-row table:style-name="ro1">
          <table:table-cell office:value-type="string">
            <text:p>Rod Stewart</text:p>
          </table:table-cell>
          <table:table-cell office:value-type="string">
            <text:p>Do Ya Think I'm Sexy </text:p>
          </table:table-cell>
          <table:table-cell table:number-columns-repeated="254"/>
        </table:table-row>
        <table:table-row table:style-name="ro1">
          <table:table-cell office:value-type="string">
            <text:p>Village People</text:p>
          </table:table-cell>
          <table:table-cell office:value-type="string">
            <text:p>YMCA </text:p>
          </table:table-cell>
          <table:table-cell table:number-columns-repeated="254"/>
        </table:table-row>
        <table:table-row table:style-name="ro1">
          <table:table-cell office:value-type="string">
            <text:p>Earth Wind &amp; Fire</text:p>
          </table:table-cell>
          <table:table-cell office:value-type="string">
            <text:p>September </text:p>
          </table:table-cell>
          <table:table-cell table:number-columns-repeated="254"/>
        </table:table-row>
        <table:table-row table:style-name="ro1">
          <table:table-cell office:value-type="string">
            <text:p>Eagles</text:p>
          </table:table-cell>
          <table:table-cell office:value-type="string">
            <text:p>Please Come Home For Christmas </text:p>
          </table:table-cell>
          <table:table-cell table:number-columns-repeated="254"/>
        </table:table-row>
        <table:table-row table:style-name="ro1">
          <table:table-cell table:style-name="ce3" office:value-type="float" office:value="1979">
            <text:p>1979</text:p>
          </table:table-cell>
          <table:table-cell table:number-columns-repeated="255"/>
        </table:table-row>
        <table:table-row table:style-name="ro1">
          <table:table-cell office:value-type="string">
            <text:p>Blondie</text:p>
          </table:table-cell>
          <table:table-cell office:value-type="string">
            <text:p>Heart Of Glass </text:p>
          </table:table-cell>
          <table:table-cell table:number-columns-repeated="254"/>
        </table:table-row>
        <table:table-row table:style-name="ro1">
          <table:table-cell office:value-type="string">
            <text:p>Rod Stewart </text:p>
          </table:table-cell>
          <table:table-cell office:value-type="string">
            <text:p>Ain't Love A Bitch </text:p>
          </table:table-cell>
          <table:table-cell table:number-columns-repeated="254"/>
        </table:table-row>
        <table:table-row table:style-name="ro1">
          <table:table-cell office:value-type="string">
            <text:p>Art Garfunkel</text:p>
          </table:table-cell>
          <table:table-cell office:value-type="string">
            <text:p>Bright Eyes </text:p>
          </table:table-cell>
          <table:table-cell table:number-columns-repeated="254"/>
        </table:table-row>
        <table:table-row table:style-name="ro1">
          <table:table-cell office:value-type="string">
            <text:p>Rod Stewart</text:p>
          </table:table-cell>
          <table:table-cell office:value-type="string">
            <text:p>Blondes (Have More Fun) </text:p>
          </table:table-cell>
          <table:table-cell table:number-columns-repeated="254"/>
        </table:table-row>
        <table:table-row table:style-name="ro1">
          <table:table-cell office:value-type="string">
            <text:p>Donna Summer</text:p>
          </table:table-cell>
          <table:table-cell office:value-type="string">
            <text:p>Hot Stuff </text:p>
          </table:table-cell>
          <table:table-cell table:number-columns-repeated="254"/>
        </table:table-row>
        <table:table-row table:style-name="ro1">
          <table:table-cell office:value-type="string">
            <text:p>Elton John</text:p>
          </table:table-cell>
          <table:table-cell office:value-type="string">
            <text:p>Are You Ready For Love </text:p>
          </table:table-cell>
          <table:table-cell table:number-columns-repeated="254"/>
        </table:table-row>
        <table:table-row table:style-name="ro1">
          <table:table-cell office:value-type="string">
            <text:p>Village People</text:p>
          </table:table-cell>
          <table:table-cell office:value-type="string">
            <text:p>Go West </text:p>
          </table:table-cell>
          <table:table-cell table:number-columns-repeated="254"/>
        </table:table-row>
        <table:table-row table:style-name="ro1">
          <table:table-cell office:value-type="string">
            <text:p>Sex Pistols</text:p>
          </table:table-cell>
          <table:table-cell office:value-type="string">
            <text:p>C'mon Everybody </text:p>
          </table:table-cell>
          <table:table-cell table:number-columns-repeated="254"/>
        </table:table-row>
        <table:table-row table:style-name="ro1">
          <table:table-cell office:value-type="string">
            <text:p>Art Garfunkel</text:p>
          </table:table-cell>
          <table:table-cell office:value-type="string">
            <text:p>Since I Don't Have You </text:p>
          </table:table-cell>
          <table:table-cell table:number-columns-repeated="254"/>
        </table:table-row>
        <table:table-row table:style-name="ro1">
          <table:table-cell office:value-type="string">
            <text:p>Boomtown Rats</text:p>
          </table:table-cell>
          <table:table-cell office:value-type="string">
            <text:p>I Don't Like Mondays </text:p>
          </table:table-cell>
          <table:table-cell table:number-columns-repeated="254"/>
        </table:table-row>
        <table:table-row table:style-name="ro1" table:number-rows-repeated="6534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Cyr" svg:font-family="'Arial Cyr'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30">30.05.2007</text:date>, <text:time>18:5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tl_5f_txt" style:display-name="PageStyle_rtl_txt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1-10T22:50:39</meta:creation-date>
    <dc:creator>Alexander</dc:creator>
    <dc:date>2007-05-12T22:32:34</dc:date>
    <meta:print-date>2007-05-12T22:31:25</meta:print-date>
    <dc:language>ru-R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73" meta:object-count="1"/>
  </office:meta>
</office:document-meta>
</file>